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Georgia" svg:font-family="Georgia, serif"/>
    <style:font-face style:name="Lato" svg:font-family="Lato, Arial, sans-serif"/>
    <style:font-face style:name="OpenSymbol" svg:font-family="OpenSymbol"/>
    <style:font-face style:name="Arial2" svg:font-family="Arial" style:font-family-generic="swiss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 Black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Black" fo:font-size="20pt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 Black" fo:font-size="20pt" style:font-size-asian="20pt" style:font-size-complex="20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 Black"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Georgia1" fo:font-size="13pt" style:font-size-asian="13pt" style:font-size-complex="13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Georgia1" fo:font-size="13pt" style:font-size-asian="13pt" style:font-size-complex="13pt"/>
    </style:style>
    <style:style style:name="P11" style:family="paragraph" style:parent-style-name="Standard">
      <style:paragraph-properties fo:text-align="end" style:justify-single-word="false"/>
      <style:text-properties style:font-name="Georgia1" fo:font-size="13pt" style:font-size-asian="13pt" style:font-size-complex="13pt"/>
    </style:style>
    <style:style style:name="T1" style:family="text">
      <style:text-properties fo:font-variant="normal" fo:text-transform="none" fo:color="#1a1a1a" style:font-name="Georgia" fo:font-size="13.5pt" fo:letter-spacing="normal" fo:font-style="normal" fo:font-weight="normal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1a1a1a" style:font-name="Georgia" fo:font-size="13.5pt" fo:letter-spacing="normal" fo:font-weight="normal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1a1a1a" style:font-name="Georgia1" fo:font-size="13.5pt" fo:letter-spacing="normal" fo:font-style="normal" fo:font-weight="normal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14599d" style:text-line-through-style="none" style:font-name="Georgia" fo:font-size="13.5pt" fo:letter-spacing="normal" fo:font-style="normal" style:text-underline-style="none" fo:font-weight="normal" style:text-blinking="false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Georgia1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position="super 58%"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cy-The Pearl of French Alps</text:p>
      <text:p text:style-name="P1"/>
      <text:p text:style-name="P2"/>
      <text:p text:style-name="P4"><text:span text:style-name="T5">About Annecy</text:span></text:p>
      <text:p text:style-name="P7"><text:span text:style-name="T6"><text:s text:c="34"/></text:span><text:span text:style-name="T3">Annecy is the capital city of Haute-Savoie </text:span><text:span text:style-name="Emphasis"><text:span text:style-name="T2">département,</text:span></text:span><text:span text:style-name="T3"> </text:span><text:a xlink:type="simple" xlink:href="https://www.britannica.com/place/Auvergne-Rhone-Alpes" text:style-name="Internet_20_link" text:visited-style-name="Visited_20_Internet_20_Link"><text:span text:style-name="T4">Auvergne-Rhône-Alpes</text:span></text:a><text:span text:style-name="T3"> </text:span><text:span text:style-name="Emphasis"><text:span text:style-name="T2">région,</text:span></text:span><text:span text:style-name="T1"> southeastern</text:span><text:a xlink:type="simple" xlink:href="https://www.britannica.com/place/France" text:style-name="Internet_20_link" text:visited-style-name="Visited_20_Internet_20_Link"><text:span text:style-name="T4"> rance</text:span></text:a><text:span text:style-name="T1">.</text:span><text:span text:style-name="T3"> <text:s/>It lies along the Northwestern coast of the “Lake Annecy” at the doorway to one of the transverse gorges of the Savoy Pre-Alps, south of Geneva.</text:span></text:p>
      <text:p text:style-name="P7"><text:span text:style-name="T3">The Population of the city in 2021 would be approximately 50,628. Till now, the popoulation of the city is 0.08% of total France Population.</text:span></text:p>
      <text:p text:style-name="P7"><text:span text:style-name="T3"/></text:p>
      <text:p text:style-name="P4"><text:span text:style-name="T5">Places to visit</text:span></text:p>
      <text:p text:style-name="P4"><text:span text:style-name="T5"/></text:p>
      <text:list xml:id="list6629681093879538754" text:style-name="L1">
        <text:list-item>
          <text:p text:style-name="P5"><text:span text:style-name="T5">Annecy Lake</text:span></text:p>
          <text:p text:style-name="P9"><text:span text:style-name="T5">Annecy Lake is the third largest lake of France, If the French part of lake Geneva is excluded. It is called as “Europe`s cleanest lake.It is formed approximately about 18000 years ago at the time when Alpine`s glaciers melted.</text:span></text:p>
        </text:list-item>
        <text:list-item>
          <text:p text:style-name="P5"><text:span text:style-name="T5">Venice of Alps</text:span></text:p>
          <text:p text:style-name="P8"><text:span text:style-name="T7">This ancient city is one of the most gorgious highlights of the city.An eye capturing view of main canal floating through this ancient city is really mind blowing. </text:span></text:p>
        </text:list-item>
        <text:list-item>
          <text:p text:style-name="P5"><text:span text:style-name="T5">Chateau de Montrottie</text:span></text:p>
          <text:p text:style-name="P9"><text:span text:style-name="T5">It covers 12KM of west Annecy. It is a classic Alpine Bunker, restored in 19</text:span><text:span text:style-name="T8">th</text:span><text:span text:style-name="T5"> century. It opens from March to October. Now, It is preserved as Museum</text:span></text:p>
        </text:list-item>
        <text:list-item>
          <text:p text:style-name="P5"><text:span text:style-name="T5">Gorge du fier</text:span></text:p>
        </text:list-item>
      </text:list>
      <text:p text:style-name="P11"><text:span text:style-name="T5">It is one of the ancient tourist sites in Alps, a very deep and wispy george, two elevated rock faces, which can be visited on a <text:s/>groggy </text:span></text:p>
      <text:list xml:id="list2831907891306346946" text:style-name="L2">
        <text:list-header>
          <text:p text:style-name="P10"><text:span text:style-name="T5">walkway.</text:span></text:p>
        </text:list-header>
        <text:list-item>
          <text:p text:style-name="P6"><text:span text:style-name="T5">Le Mont Blane</text:span></text:p>
          <text:p text:style-name="P10"><text:span text:style-name="T5">It is located on the Italian Border above the Chamonix. It is also one of the greatest Haute-Savoie`s atracted sites for tourism.</text:span></text:p>
          <text:p text:style-name="P10"><text:span text:style-name="T5"><text:s text:c="4"/><text:tab/><text:tab/><text:tab/><text:tab/>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Georgia" svg:font-family="Georgia, serif"/>
    <style:font-face style:name="Lato" svg:font-family="Lato, Arial, sans-serif"/>
    <style:font-face style:name="OpenSymbol" svg:font-family="OpenSymbol"/>
    <style:font-face style:name="Arial2" svg:font-family="Arial" style:font-family-generic="swiss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msil Faisal</meta:initial-creator>
    <meta:creation-date>2021-03-31T02:46:33.86</meta:creation-date>
    <meta:document-statistic meta:table-count="0" meta:image-count="0" meta:object-count="0" meta:page-count="1" meta:paragraph-count="17" meta:word-count="242" meta:character-count="1388"/>
    <dc:date>2021-03-31T03:53:08.48</dc:date>
    <dc:creator>Tamsil Faisal</dc:creator>
    <meta:editing-duration>PT15M1S</meta:editing-duration>
    <meta:editing-cycles>1</meta:editing-cycles>
    <meta:generator>OpenOffice/4.1.9$Win32 OpenOffice.org_project/419m1$Build-9805</meta:generator>
  </office:meta>
</office:document-meta>
</file>